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text-properties fo:language="en" fo:country="US"/>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1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style:style style:name="T41" style:family="text">
      <style:text-properties fo:background-color="#ffff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22560737255933677"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3995369690869039704"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text:span text:style-name="T41">Тайны Тайных Наук</text:span>» - обмен</text:p>
        </text:list-item>
        <text:list-item>
          <text:p text:style-name="P115">«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979107204875967716"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5" text:outline-level="2">1. Терра</text:h>
      <text:p text:style-name="P19">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text:span><text:soft-page-break/><text:span text:style-name="T23">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3855459348934004374"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4"/>
      <text:p text:style-name="P8">Я захлопнул “Основы заклят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text:soft-page-break/></text:p>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lt;<text:span text:style-name="T14">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text:soft-page-break/>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text:soft-page-break/></text:p>
      <text:h text:style-name="P106"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text:soft-page-break/>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text:soft-page-break/>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6">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5" text:outline-level="2">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text:soft-page-break/>–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7">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text:span><text:soft-page-break/><text:span text:style-name="T5">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5">Удачи!</text:p>
      <text:p text:style-name="P30">…</text:p>
      <text:p text:style-name="P30"/>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text:soft-page-break/>От неожиданности я повалился на ложе.</text:p>
      <text:p text:style-name="P30"><text:span text:style-name="T1">–</text:span> Эй, полегче! Ты пихаешься, как бульдозер!</text:p>
      <text:p text:style-name="P3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text:soft-page-break/>–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text:soft-page-break/>Её ресницы щекотали мне щеку. Я повернулся к ней и буквально растворился в ласковом взгляде огромных фиалковых глаз.</text:p>
      <text:p text:style-name="P33">–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В открывшемся мини-баре я углядел ряд вычурных бутылок и пузатых графинчиков. Их содержимое не вызывало у меня никаких сомнений.</text:p>
      <text:p text:style-name="P2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8"><text:span text:style-name="T5">–</text:span> А водку у вас принято пить?</text:p>
      <text:p text:style-name="P2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text:soft-page-break/>Тия покачала головой и прошла с бокалами в ванную, кивком пригласив меня следовать за ней.</text:p>
      <text:p text:style-name="P3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Одиночество, отступившее перед мягким, но настойчивым натиском аликорницы в последние недели, снова сковало душу стужей.</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25">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3">…</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и миритьс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text:soft-page-break/>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3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0">– А в мешочке что?</text:p>
      <text:p text:style-name="P3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0">Я хотел было оскорбиться такой опекой со стороны аликорницы, но, глянув в её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5">Так возникли пони и многие другие.</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ам, а со мной связан элементаль?</text:p>
      <text:p text:style-name="P35">–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5">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Вагоны убаюкивающе перестукивались по рельсам, унося меня прочь от Кантерлота. Я перевернулся на другой бок и провалился в сон.</text:p>
      <text:p text:style-name="P30"><text:soft-page-break/></text:p>
      <text:h text:style-name="Heading_20_2" text:outline-level="2">10. Понивилль</text:h>
      <text:p text:style-name="P30"/>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0">–<text:span text:style-name="T1"> Вот этот подойдёт. </text:span>–<text:span text:style-name="T1"> ткнул я в квадратик на карте, расположенный на окраине.</text:span></text:p>
      <text:p text:style-name="P33">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0"><text:soft-page-break/>– Ты что, как-тя-там, впервые на базаре? Так таращишься по сторонам, как будто морковку с картохой впервые в жизни увидел.</text:p>
      <text:p text:style-name="P3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0">Я перегнулся через прилавок, стараясь рассмотреть кьютимарку кобылки. </text:p>
      <text:p text:style-name="P3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0">Так и есть! На крупе кобылки красовались три яблока. Вот только, блин, как её звали-то?</text:p>
      <text:p text:style-name="P30">– <text:s/>Прошу прощения, Аппл.. Эппл.. Эпплхэт?</text:p>
      <text:p text:style-name="P30">– Ща залеплю оплеуху. – мрачно процедила пони. – Мало того, что таращится, как василиск, так ещё и издевается.</text:p>
      <text:p text:style-name="P30">– Да ладно тебе, Эй-Джей! Вполне милое имя. – хихикнул дракончик с кукурузой, проходя мимо.</text:p>
      <text:p text:style-name="P30">Ага, вот!</text:p>
      <text:p text:style-name="P30">– Извините меня пожалуйста, Эй-Джей, просто мне показалось, что вы напоминаете одну мою знакомую.</text:p>
      <text:p text:style-name="P30">– Эй-Джей я для друзей! – сварливо заметила поняха, – А для всех остальных — тебя тоже! — Эпплджек.</text:p>
      <text:p text:style-name="P30">Блин, опять облажался. Как-то хреново начинается знакомство с Понивиллем.</text:p>
      <text:p text:style-name="P30">– Понял. А меня зовут Макс. Приятно было познакомиться, Эпплджек.</text:p>
      <text:p text:style-name="P30">Я повернулся было уходить.</text:p>
      <text:p text:style-name="P30">– Э-э-э… Макс?</text:p>
      <text:p text:style-name="P30">– Да? – я повернулся обратно.</text:p>
      <text:p text:style-name="P30">Поняха водила копытом по прилавку. Надвинутая на лоб шляпа скрывала выражение мордочки. </text:p>
      <text:p text:style-name="P3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0">Я вернулся к прилавку.</text:p>
      <text:p text:style-name="P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0">– Сколько стоят вот эти? – указал я на пирамидку красных яблок размером с треть арбуза каждое.</text:p>
      <text:p text:style-name="P30">– Ред Делишес? Две серебряшки.</text:p>
      <text:p text:style-name="P30">– Куча?</text:p>
      <text:p text:style-name="P30">– Ну ты даёшь! – хмыкнула Эпплджек. – Даже не смешно.</text:p>
      <text:p text:style-name="P30">– Неужели штука?</text:p>
      <text:p text:style-name="P30">Поняшка выпрыгнула из-за прилавка и смерила меня долгим взглядом.</text:p>
      <text:p text:style-name="P3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0">Я улыбнулся и кивнул в ответ. Ситуация начала выправляться.</text:p>
      <text:p text:style-name="P30">– Вот, смотри: Ред Делишес, что ты выбрал, у меня стоят по двадцать бит за штуку. Не самая дешёвая <text:soft-page-break/>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0">– А сколько стоит вот это? – указал я на небольшую прикрытую от солнца мешковиной баночку с содержимым удивительной радужной расцветки.</text:p>
      <text:p text:style-name="P3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0">Поняшка набрала ложечку джема и предложила мне. </text:p>
      <text:p text:style-name="P3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0">– Это просто восхитительно! Чудесно! Никогда такого не пробовал! И даже представить не мог, что такая вкуснотень существует!</text:p>
      <text:p text:style-name="P30">Эпплджек просто расцвела от моих дифирамбов.</text:p>
      <text:p text:style-name="P30">– Тебе, сахарок, как гостю города, сделаю скидку. Забирай за шестьдесят. Раньше меньше чем золотой не отдавала.</text:p>
      <text:p text:style-name="P30">Расплачиваясь, я спросил:</text:p>
      <text:p text:style-name="P30">– Ты, случаем, не знаешь, как пройти к городской библиотеке?</text:p>
      <text:p text:style-name="P30">Эпплджек, вскинув копыто ко лбу, запричитала:</text:p>
      <text:p text:style-name="P3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0">Тут Эпплджек прервалась и что есть силы замахала кому-то:</text:p>
      <text:p text:style-name="P30">– Рэр! Эй! Рэр! Давай к нам!</text:p>
      <text:p text:style-name="P3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0">– Эпплджек! Сколько можно повторять: модельер, а не рукодельница! Проведу, конечно. – устало произнесла Рэрити.</text:p>
      <text:p text:style-name="P30">– А какая разница? – беспечно махнула копытом Эпплджек, не обращая внимание на нахмурившуюся единорожку. – Шмотки — они и в Эппллузе шмотки.</text:p>
      <text:p text:style-name="P30">– Разница, как если бы тебя вместо огородницы назвали… ммм… <text:s/>реднеком. Пойдёмте, Макс.</text:p>
      <text:p text:style-name="P30">Единорожка мягко взяла мою руку в магический захват и увлекла за собой. Фермерша по инерции <text:soft-page-break/>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0">– Огородница!.. Ишь, чего выдумала! По мне, так уж лучше “реднек”, чем “огородница”! – слышалось бурчание Эпплджек нам вдогонку.</text:p>
      <text:p text:style-name="P30">Единорожка с серьёзным видом завела меня за угол и только после этого звонко расхохоталась. </text:p>
      <text:p text:style-name="P30">– Я думал, вы друзья. – заметил я.</text:p>
      <text:p text:style-name="P3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0">– Буду только рад. Сам бы предложил, да не успел.</text:p>
      <text:p text:style-name="P3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0">– Не сомневаюсь. Мы в конце-концов неплохо поладили и она даже сделала мне скидку на вольт-яблочном джеме.</text:p>
      <text:p text:style-name="P30">– А почём продала, если не секрет?</text:p>
      <text:p text:style-name="P30">– За шестьдесят бит.</text:p>
      <text:p text:style-name="P3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0">Единорожка чуть не подпрыгивала от любопытства. Заметив мою отвалившуюся челюсть, она вновь рассмеялась.</text:p>
      <text:p text:style-name="P3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3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0"><text:soft-page-break/>–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0">– От недосыпа. – перебил я Рэрити. – Красные от недосыпа глаза я не спутаю ни с чем. Сам такие двадцать лет наблюдал в зеркале.</text:p>
      <text:p text:style-name="P3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0">Мы остановились перед деревом.</text:p>
      <text:p text:style-name="P30">Даже не так. </text:p>
      <text:p text:style-name="P30">Мы остановились перед ДЕРЕВОМ! </text:p>
      <text:p text:style-name="P3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0">– Мы пришли. 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0">Единорожка удалилась, оставив <text:span text:style-name="T1">после себя лёгкий запах жасмина.</text:span></text:p>
      <text:p text:style-name="P30"/>
      <text:h text:style-name="Heading_20_2" text:outline-level="2">11. Библиотека Золотого Дуба</text:h>
      <text:p text:style-name="P30"/>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0">&lt;<text:span text:style-name="T14">Описание ботанши-заучки</text:span>&gt;</text:p>
      <text:p text:style-name="P30"/>
      <text:p text:style-name="P30"><text:soft-page-break/>– Эммм. Добрый вечер, человек Макс. Рада тебя видеть в Понивилле! Что новенького в Кантерлоте?</text:p>
      <text:p text:style-name="P30">Йопт! Ещё один Шерлок Холмс на мою голову!</text:p>
      <text:p text:style-name="P30">– Извиняюсь за нескромность, а откуда тебе про меня известно?</text:p>
      <text:p text:style-name="P1"><text:span text:style-name="T29">– Я получила послание </text:span><text:span text:style-name="T29">принцессы Селестии</text:span><text:span text:style-name="T29"> о тебе. </text:span><text:span text:style-name="T29">Она </text:span><text:span text:style-name="T29">высоко отзывалась о твоих </text:span><text:span text:style-name="T29">изыскательских</text:span><text:span text:style-name="T29"> качествах </text:span><text:span text:style-name="T29">и назначила тебя куратором исследований</text:span><text:span text:style-name="T29">. – </text:span><text:span text:style-name="T29">единорожка вздохнула. –</text:span><text:span text:style-name="T29"> </text:span><text:span text:style-name="T29">Я работаю над проблемой </text:span><text:span text:style-name="T29">потусторонних снов уже год.</text:span><text:span text:style-name="T29"> </text:span><text:span text:style-name="T29">Почту за честь работать </text:span><text:span text:style-name="T29">у тебя в</text:span><text:span text:style-name="T29"> команде. </text:span><text:span text:style-name="T29">П</text:span><text:span text:style-name="T29">одожди немного, </text:span><text:span text:style-name="T29">я от</text:span><text:span text:style-name="T29">систематизирую нужную информацию и расскажу тебе, насколько далеко смогла продвинуться.</text:span></text:p>
      <text:p text:style-name="P28">“Вот неугомонная” <text:span text:style-name="T6">– подумал я с улыбкой об аликорнице. Её незримая забота пробудила во мне <text:s/>тёплое ощущение дружеского плеча поддержки. </text:span><text:span text:style-name="T6">Чувство одиночества, нахлынувшее было после расставания, отступило</text:span><text:span text:style-name="T6">. Надо будет помириться с ней по возвращению. Пусть она не считает меня ровнёй себе, хрен с ним! Не получается любить — будем дружить.</text:span></text:p>
      <text:p text:style-name="P3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1"><text:span text:style-name="T29">При этих словах единорожка </text:span><text:span text:style-name="T29">поджала губки и </text:span><text:span text:style-name="T29">едва заметно сморщила носик. На её мордочке появилось упрямое выражение, как бы говорящее: “Что бы там </text:span><text:span text:style-name="T29">КТО-ТО</text:span><text:span text:style-name="T29"> ни говорил, а мне лучше знать, КАК делать, ЧТО делать </text:span><text:span text:style-name="T29">и С КАКОЙ СКОРОСТЬЮ делать</text:span><text:span text:style-name="T29">”.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span></text:p>
      <text:p text:style-name="P3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0">Твайлайт аж затопала на месте.</text:p>
      <text:p text:style-name="P30">– Это просто замечательно! Мне как раз нужно срочно купить пятифазный синхрофазотрон мета-частиц взамен сгоревшего! И выписать из Мэйнхеттена резонансный усилитель пси-поля! И установить более мощный генератор с выпрямителем, а лучше провести отдельную линию от понивилльской электростанции! И ...</text:p>
      <text:p text:style-name="P30">...</text:p>
      <text:p text:style-name="P30">– И оборудовать подвал библиотеки бронекапсулой для безопасных испытаний!</text:p>
      <text:p text:style-name="P3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text:s/>всезнайки.</text:p>
      <text:p text:style-name="P30"/>
      <text:p text:style-name="P30">&lt;<text:span text:style-name="T14">из подвала выходит Спайк с кукурузой</text:span>&gt;</text:p>
      <text:p text:style-name="P72"/>
      <text:p text:style-name="P9"><text:span text:style-name="T31">&lt;</text:span><text:span text:style-name="T19">Макс помогает починить Эпплджек повозку.</text:span><text:span text:style-name="T31">&gt;</text:span></text:p>
      <text:p text:style-name="P74">&lt;<text:span text:style-name="T1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text:span><text:span text:style-name="T15">Мэйнхеттен</text:span><text:span text:style-name="T15"> взамен разбитого.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4"><text:span text:style-name="T1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oft-page-break/><text:span text:style-name="T1">&lt;Макс бухает с Пинки (</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4">&lt;<text:span text:style-name="T21">В разговоре с Луной после исчезновения Селестии Макс узнаёт, что она (Селестия) холодна к сексу. </text:span>&gt;</text:p>
      <text:p text:style-name="P43"/>
      <text:p text:style-name="P43">***</text:p>
      <text:p text:style-name="P42"/>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5">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20">полгода </text:span><text:soft-page-break/><text:span text:style-name="T20">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text:soft-page-break/>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4">Во время удара магией гармонии Макс впервые видит звёздного аликорна. Тот ему показывает, что </text:span><text:soft-page-break/><text:span text:style-name="T14">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07" text:outline-level="2"/>
      <text:p text:style-name="P9"/>
      <text:p text:style-name="P9"/>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text:soft-page-break/>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text:soft-page-break/>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text:soft-page-break/>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2">Луна обошла Кимеринна. </text:p>
      <text:p text:style-name="P42"><text:soft-page-break/><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
      <text:h text:style-name="P108" text:outline-level="2">Рейд пони-рэйнджеров-2 (<text:span text:style-name="T14">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4">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oft-page-break/><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text:soft-page-break/>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text:soft-page-break/>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1"/>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text:soft-page-break/></text:p>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08" text:outline-level="2">Понивилль</text:h>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text:soft-page-break/>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oft-page-break/><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42"/>
      <text:p text:style-name="P42"><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2"><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2"><text:soft-page-break/></text:p>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4">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2"><text:span text:style-name="T14">У Твайлайт после видения гибели Кимеринна появились морщинки возле глаз</text:span><text:span text:style-name="T5">&gt;</text:span></text:p>
      <text:p text:style-name="P42"/>
      <text:h text:style-name="P108"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oft-page-break/><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4">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text:soft-page-break/>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4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4">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text:soft-page-break/>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4">Аликорны </text:span><text:span text:style-name="T17">—</text:span><text:span text:style-name="T14"> элементали. Они воплощают в себе какую-либо сторону чаяний и настроений сообщества пони. Анакорн </text:span><text:span text:style-name="T17">—</text:span><text:span text:style-name="T14"> супераликорн, элементаль всего мира</text:span><text:span text:style-name="T5">&gt;</text:span></text:p>
      <text:p text:style-name="P46"/>
      <text:p text:style-name="P42"><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text:soft-page-break/>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4">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
      <text:p text:style-name="P42"><text:span text:style-name="T5">&lt;</text:span><text:span text:style-name="T14">Вкратце суть сна Рэрити.</text:span></text:p>
      <text:p text:style-name="P4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2"><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text:soft-page-break/></text:p>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4">согласовать с тем, что говорил Анакорн о Р/Д</text:span><text:span text:style-name="T5">&gt;</text:span>). </text:p>
      <text:p text:style-name="P42">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text:soft-page-break/>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2"><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4">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4">Кто следующий готов рассказывать?</text:span></text:p>
      <text:p text:style-name="P50">Пинки дёрнулась на месте, но промолчала.</text:p>
      <text:p text:style-name="P42"><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2"/>
      <text:p text:style-name="P42"><text:span text:style-name="T5">&lt;</text:span><text:span text:style-name="T14">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5">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text:soft-page-break/>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4">Концепция абсолютного зла. Вычеркнуть кого-то из бытия.</text:span></text:p>
      <text:p text:style-name="P4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5">&gt;</text:span></text:p>
      <text:p text:style-name="P42"/>
      <text:h text:style-name="P108" text:outline-level="2">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5">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2"/>
      <text:p text:style-name="P42"><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oft-page-break/><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08" text:outline-level="2">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lt;<text:span text:style-name="T15">Луна приносит в жертву свою кровь, чтобы путешествие к замку прошло без потерь. Жертва не принимается — Дэш погибает</text:span>&gt;</text:p>
      <text:p text:style-name="P42"><text:span text:style-name="T5">&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6"/>
      <text:p text:style-name="P42"><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2"/>
      <text:h text:style-name="P108" text:outline-level="2">Поход к замку Принцес-2</text:h>
      <text:p text:style-name="P42"/>
      <text:p text:style-name="P4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4">высоко летать нельзя из-за молний</text:span><text:span text:style-name="T5">&gt;</text:span></text:p>
      <text:p text:style-name="P46"/>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oft-page-break/><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2">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text:soft-page-break/>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4">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soft-page-break/>…</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oft-page-break/><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2"><text:soft-page-break/>– А как…</text:p>
      <text:p text:style-name="P42">– Не изволь беспокоиться, я и не в таких мирах бывал, – перебил меня Дискорд. –</text:p>
      <text:p text:style-name="P46"/>
      <text:p text:style-name="P42"><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Безнадёжность</text:h>
      <text:p text:style-name="P46">&lt;<text:span text:style-name="T1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4">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След?</text:h>
      <text:p text:style-name="P75"/>
      <text:p text:style-name="P42"><text:span text:style-name="T5">&lt;</text:span><text:span text:style-name="T14">сначала эпизод - проверка сумки в серверной</text:span><text:span text:style-name="T5">&gt;</text:span></text:p>
      <text:p text:style-name="P42"><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4">“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4">расширить. Перед кафешкой - диалог с Флатти и ЭйДжей. Все думают, что наконец-то нашли </text:span><text:soft-page-break/><text:span text:style-name="T14">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4">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oft-page-break/><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3776057448251691830"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21641020" text:continue-numbering="true" text:style-name="L5">
        <text:list-header>
          <text:p text:style-name="P117">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639489" text:continue-numbering="true" text:style-name="L5">
        <text:list-header>
          <text:p text:style-name="P117">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638611"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text:soft-page-break/>–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oft-page-break/><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2261076160959513169"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oft-page-break/><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3111276876630540077"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8" text:outline-level="2">Селестия</text:h>
      <text:p text:style-name="P96"/>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text:soft-page-break/>–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text:soft-page-break/>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text:soft-page-break/>исследуй его сполна!..</text:p>
      <text:p text:style-name="P86">***</text:p>
      <text:p text:style-name="P91">&lt;<text:span text:style-name="T15">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oft-page-break/><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2">–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7">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text:soft-page-break/>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oft-page-break/><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4">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text:span><text:span text:style-name="T14">Твоё намерение было настолько сильно, что м</text:span><text:span text:style-name="T14">не пришлось дать его тебе. </text:span><text:span text:style-name="T14">И не скажу, что мне это не понравилось!</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text:span><text:span text:style-name="T1">и всё такое</text:span><text:span text:style-name="T1">, но ты меня </text:span><text:soft-page-break/><text:span text:style-name="T1">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4326402334344098205" text:style-name="L8">
        <text:list-header>
          <text:p text:style-name="P120">(<text:span text:style-name="T21">Луна — как повелительница снов, слышала разговор Макса с Анакорном</text:span>)</text:p>
          <text:p text:style-name="P121"/>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text:soft-page-break/>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29T01:45:31.65</dc:date>
    <meta:editing-duration>P65DT6H18M56S</meta:editing-duration>
    <meta:editing-cycles>3071</meta:editing-cycles>
    <meta:generator>OpenOffice/4.1.1$Win32 OpenOffice.org_project/411m6$Build-9775</meta:generator>
    <meta:document-statistic meta:table-count="0" meta:image-count="0" meta:object-count="0" meta:page-count="138" meta:paragraph-count="2853" meta:word-count="67234" meta:character-count="427472"/>
    <dc:creator>макс </dc:creator>
  </office:meta>
</office:document-meta>
</file>